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2000001A1AB0660CB28798167.png" manifest:media-type="image/png"/>
  <manifest:file-entry manifest:full-path="Pictures/10000201000000E1000000E1C6EADA5B712933C6.png" manifest:media-type="image/png"/>
  <manifest:file-entry manifest:full-path="Pictures/10000201000000B7000001136D59BE00448D06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9999ff" draw:textarea-horizontal-align="justify" draw:textarea-vertical-align="middle" draw:auto-grow-height="false" fo:min-height="0.893cm" fo:min-width="3.43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449cm" fo:min-width="7.5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63cm" fo:min-width="13.92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47cm" fo:min-width="6.23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74cm" fo:min-width="7.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5.85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143cm" svg:x="1.508cm" svg:y="26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1.143cm" svg:x="5.953cm" svg:y="26.7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48cm" svg:height="6.985cm" draw:transform="rotate (1.56294234516092) translate (12.176cm 27.488cm)">
          <draw:image xlink:href="Pictures/10000201000000B7000001136D59BE00448D0665.png" xlink:type="simple" xlink:show="embed" xlink:actuate="onLoad">
            <text:p/>
          </draw:image>
        </draw:frame>
        <draw:custom-shape draw:style-name="gr3" draw:text-style-name="P3" draw:layer="layout" svg:width="8.001cm" svg:height="4.699cm" svg:x="1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428cm" svg:height="2.413cm" svg:x="5.445cm" svg:y="17.764cm">
          <text:p text:style-name="P4">Adjectif</text:p>
          <text:p text:style-name="P4">Épuré-simple-clarté-moderne-responsive-organis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731cm" svg:height="1.397cm" svg:x="12.557cm" svg:y="20.812cm">
          <text:p text:style-name="P4">couleur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62cm" svg:height="1.524cm" svg:x="1.889cm" svg:y="24.749cm">
          <text:p text:style-name="P4">Exemples de bouton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1cm" svg:height="4.111cm" svg:x="1.508cm" svg:y="1.889cm">
          <draw:image xlink:href="Pictures/10000201000000E1000000E1C6EADA5B712933C6.png" xlink:type="simple" xlink:show="embed" xlink:actuate="onLoad">
            <text:p/>
          </draw:image>
        </draw:frame>
        <draw:custom-shape draw:style-name="gr7" draw:text-style-name="P5" draw:layer="layout" svg:width="6.35cm" svg:height="1.27cm" svg:x="1.762cm" svg:y="7.223cm">
          <text:p text:style-name="P4">slid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512cm" svg:height="7.668cm" svg:x="1.635cm" svg:y="8.953cm">
          <draw:image xlink:href="Pictures/1000020100000272000001A1AB0660CB287981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26:58.832388849</meta:creation-date>
    <dc:date>2017-11-06T13:41:59.871708392</dc:date>
    <meta:editing-duration>PT4M51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